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93mm"/>
    </style:style>
    <style:style style:name="co3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Part Nmb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roducer Part No</text:p>
          </table:table-cell>
          <table:table-cell table:style-name="ce1" office:value-type="string" calcext:value-type="string">
            <text:p>Farnell Par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RCW080522K0FKEA</text:p>
          </table:table-cell>
          <table:table-cell table:style-name="ce4" office:value-type="string" calcext:value-type="string">
            <text:p><text:a xlink:href="https://nl.farnell.com/vishay/crcw080522k0fkea/res-22k-1-0-125w-0805-thick-film/dp/1469896?st=CRCW080522K0FKEA" xlink:type="simple">1469896</text:a></text:p>
          </table:table-cell>
          <table:table-cell office:value-type="string" calcext:value-type="string">
            <text:p>smd resisi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MCWR08X8201FTL</text:p>
          </table:table-cell>
          <table:table-cell office:value-type="string" calcext:value-type="string">
            <text:p><text:a xlink:href="https://nl.farnell.com/multicomp/mcwr08x8201ftl/res-8k2-1-0-125w-thick-film/dp/2447732" xlink:type="simple">2447732</text:a></text:p>
          </table:table-cell>
          <table:table-cell office:value-type="string" calcext:value-type="string">
            <text:p>smd resisit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CW12061K50FKEAHP</text:p>
          </table:table-cell>
          <table:table-cell office:value-type="string" calcext:value-type="string">
            <text:p><text:span text:style-name="T1"><text:a xlink:href="http://www.farnell.com/datasheets/2618455.pdf" xlink:type="simple">1739015</text:a></text:span></text:p>
          </table:table-cell>
          <table:table-cell table:style-name="ce12" office:value-type="string" calcext:value-type="string">
            <text:p>smd resisi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C920YC5-TR</text:p>
          </table:table-cell>
          <table:table-cell office:value-type="string" calcext:value-type="string">
            <text:p><text:a xlink:href="https://nl.farnell.com/microchip/mic920yc5-tr/opamp-80mhz-40-to-85deg-c/dp/2920854" xlink:type="simple">2920854</text:a></text:p>
          </table:table-cell>
          <table:table-cell office:value-type="string" calcext:value-type="string">
            <text:p>operational amplifi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PW 34 BS-Z </text:p>
          </table:table-cell>
          <table:table-cell table:style-name="ce4" office:value-type="string" calcext:value-type="string">
            <text:p><text:a xlink:href="http://www.farnell.com/datasheets/2711553.pdf" xlink:type="simple">2981619RL</text:a></text:p>
          </table:table-cell>
          <table:table-cell office:value-type="string" calcext:value-type="string">
            <text:p>photodiod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08055C105KAT2A</text:p>
          </table:table-cell>
          <table:table-cell table:style-name="ce4" office:value-type="string" calcext:value-type="string">
            <text:p><text:a xlink:href="http://www.farnell.com/datasheets/2237835.pdf" xlink:type="simple">2094043</text:a></text:p>
          </table:table-cell>
          <table:table-cell office:value-type="string" calcext:value-type="string">
            <text:p>1 µF 2012 cap buffer, not sure if 2 are needed copied from previous boa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C0805B221K500CT </text:p>
          </table:table-cell>
          <table:table-cell office:value-type="string" calcext:value-type="string">
            <text:p><text:a xlink:href="https://nl.farnell.com/multicomp/mc0805b221k500ct/cap-220pf-50v-10-x7r-0805/dp/1759208" xlink:type="simple">1759208</text:a></text:p>
          </table:table-cell>
          <table:table-cell office:value-type="string" calcext:value-type="string">
            <text:p>220 pF 2012 cap used in opam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3B-PH-K-S (LF)(SN) </text:p>
          </table:table-cell>
          <table:table-cell office:value-type="string" calcext:value-type="string">
            <text:p><text:a xlink:href="http://www.farnell.com/datasheets/2057211.pdf" xlink:type="simple">9491910</text:a></text:p>
          </table:table-cell>
          <table:table-cell office:value-type="string" calcext:value-type="string">
            <text:p>connector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eripherals: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R-3</text:p>
          </table:table-cell>
          <table:table-cell office:value-type="string" calcext:value-type="string">
            <text:p><text:a xlink:href="https://nl.farnell.com/jst-japan-solderless-terminals/phr-3/housing-3way-2mm/dp/3616198?MER=sy-me-pd-mi-acce" xlink:type="simple">3616198</text:a> </text:p>
          </table:table-cell>
          <table:table-cell office:value-type="string" calcext:value-type="string">
            <text:p>recepta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01SPHSPH-26L150</text:p>
          </table:table-cell>
          <table:table-cell office:value-type="string" calcext:value-type="string">
            <text:p><text:a xlink:href="https://nl.farnell.com/jst-japan-solderless-terminals/01sphsph-26l150/lead-150mm-ph/dp/2065431?MER=sy-me-pd-mi-acce" xlink:type="simple">2065431</text:a> </text:p>
          </table:table-cell>
          <table:table-cell office:value-type="string" calcext:value-type="string">
            <text:p>cable assemb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 style:data-style-name="N2" text:time-value="12:04:41.5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7:29:54.641000000</meta:creation-date>
    <dc:date>2019-07-22T14:12:03.692000000</dc:date>
    <meta:editing-duration>PT5H28M30S</meta:editing-duration>
    <meta:editing-cycles>10</meta:editing-cycles>
    <meta:generator>LibreOffice/6.1.4.2$Windows_X86_64 LibreOffice_project/9d0f32d1f0b509096fd65e0d4bec26ddd1938fd3</meta:generator>
    <meta:document-statistic meta:table-count="1" meta:cell-count="57" meta:object-count="0"/>
  </office:meta>
</office:document-meta>
</file>